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89ab" officeooo:paragraph-rsid="000789ab"/>
    </style:style>
    <style:style style:name="P2" style:family="paragraph" style:parent-style-name="Standard">
      <style:paragraph-properties fo:text-align="start" style:justify-single-word="false">
        <style:tab-stops>
          <style:tab-stop style:position="4.5008in"/>
        </style:tab-stops>
      </style:paragraph-properties>
      <style:text-properties officeooo:rsid="000789ab" officeooo:paragraph-rsid="000789ab"/>
    </style:style>
    <style:style style:name="P3" style:family="paragraph" style:parent-style-name="Standard">
      <style:paragraph-properties fo:text-align="center" style:justify-single-word="false">
        <style:tab-stops>
          <style:tab-stop style:position="4.5008in"/>
        </style:tab-stops>
      </style:paragraph-properties>
      <style:text-properties fo:font-size="20pt" officeooo:rsid="000885cf" officeooo:paragraph-rsid="000885cf" style:font-size-asian="17.5pt" style:font-size-complex="20pt"/>
    </style:style>
    <style:style style:name="P4" style:family="paragraph" style:parent-style-name="Standard">
      <style:paragraph-properties fo:text-align="start" style:justify-single-word="false">
        <style:tab-stops>
          <style:tab-stop style:position="4.5008in"/>
        </style:tab-stops>
      </style:paragraph-properties>
      <style:text-properties fo:font-size="14pt" officeooo:rsid="000885cf" officeooo:paragraph-rsid="000885cf" style:font-size-asian="12.25pt" style:font-size-complex="14pt"/>
    </style:style>
    <style:style style:name="P5" style:family="paragraph" style:parent-style-name="Standard">
      <style:paragraph-properties fo:text-align="start" style:justify-single-word="false">
        <style:tab-stops>
          <style:tab-stop style:position="4.5008in"/>
        </style:tab-stops>
      </style:paragraph-properties>
      <style:text-properties fo:font-size="14pt" officeooo:rsid="000885cf" officeooo:paragraph-rsid="000a1dc2" style:font-size-asian="12.25pt" style:font-size-complex="14pt"/>
    </style:style>
    <style:style style:name="P6" style:family="paragraph" style:parent-style-name="Standard">
      <style:paragraph-properties fo:text-align="start" style:justify-single-word="false">
        <style:tab-stops>
          <style:tab-stop style:position="4.5008in"/>
        </style:tab-stops>
      </style:paragraph-properties>
      <style:text-properties fo:font-size="14pt" officeooo:rsid="000a1dc2" officeooo:paragraph-rsid="000a1dc2" style:font-size-asian="12.25pt" style:font-size-complex="14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</style:style>
    <style:style style:name="T1" style:family="text">
      <style:text-properties fo:font-size="14pt" officeooo:rsid="000885cf" style:font-size-asian="14pt" style:font-size-complex="14pt"/>
    </style:style>
    <style:style style:name="T2" style:family="text">
      <style:text-properties officeooo:rsid="000a1dc2"/>
    </style:style>
    <style:style style:name="gr1" style:family="graphic">
      <style:graphic-properties draw:stroke="none" svg:stroke-color="#000000" draw:fill="none" draw:fill-color="#ffffff" fo:min-height="0.617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style-name="gr1" draw:text-style-name="P8" svg:width="2.2705in" svg:height="0.6177in" svg:x="4.4717in" svg:y="-0.0264in"><draw:text-box><text:p text:style-name="P7">Jean Luc</text:p><text:p text:style-name="P7">19 rue des kappa</text:p></draw:text-box></draw:frame>Jean Onche</text:p>
      <text:p text:style-name="P1">18 rue des kappa</text:p>
      <text:p text:style-name="P2"/>
      <text:p text:style-name="P2"/>
      <text:p text:style-name="P2"/>
      <text:p text:style-name="P2"/>
      <text:p text:style-name="P2"><text:tab/><text:span text:style-name="T1">New york 12/04/2016</text:span></text:p>
      <text:p text:style-name="P3"/>
      <text:p text:style-name="P3"/>
      <text:p text:style-name="P3">Dormez 1h par nuit</text:p>
      <text:p text:style-name="P3"/>
      <text:p text:style-name="P4">Monsieur jean luc bonjour,</text:p>
      <text:p text:style-name="P4"/>
      <text:p text:style-name="P4"/>
      <text:p text:style-name="P4"><text:s text:c="5"/>Vous en avez marre de devoir vous couchez tôt pour être en forme le lendemain ? D'être toujours fatigué au réveil ? Nododo est fait pour vous !</text:p>
      <text:p text:style-name="P4"/>
      <text:p text:style-name="P5"><text:s text:c="5"/>Grâce à Nododo, tout cela n'arrivera jamais plus ! Vous pourrez faire la fête toute la nuit sans être fatigué à votre réunion du lendemain, vous avancer dans vos études ou vos projets personnels, ou faire un travail de nuit pour combler vos fin de mois !</text:p>
      <text:p text:style-name="P5"><text:s/></text:p>
      <text:p text:style-name="P5"><text:s text:c="5"/>Une simple pilule à prendre, par voie orale ou anale, et Nododo vous plongera dans un profond sommeil réparateur d'une seule heure environ pour un repos de 8h de sommeil.Vous pourrez tout simplement gagner entre <text:span text:style-name="T2">6</text:span> et <text:span text:style-name="T2">10</text:span>h de vie en plus par jour !</text:p>
      <text:p text:style-name="P5"/>
      <text:p text:style-name="P5"><text:s text:c="5"/><text:span text:style-name="T2">Cette semaine la boite de 4 fois 7 pillules de Nododo est à seulement 15 € au lieu de 25€ !! N'hésitez plus ! <text:s/></text:span></text:p>
      <text:p text:style-name="P5"/>
      <text:p text:style-name="P5"><text:span text:style-name="T2">Cordialement, </text:span></text:p>
      <text:p text:style-name="P5"/>
      <text:p text:style-name="P6">Jean Onche</text:p>
      <text:p text:style-name="P6">Directeur de Nododo company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17:54:53.761453264</meta:creation-date>
    <dc:date>2016-04-17T18:32:50.280127527</dc:date>
    <meta:editing-duration>PT5M56S</meta:editing-duration>
    <meta:editing-cycles>1</meta:editing-cycles>
    <meta:document-statistic meta:table-count="0" meta:image-count="0" meta:object-count="0" meta:page-count="1" meta:paragraph-count="13" meta:word-count="168" meta:character-count="916" meta:non-whitespace-character-count="735"/>
    <meta:generator>LibreOffice/5.0.5.2$Linux_X86_64 LibreOffice_project/00m0$Build-2</meta:generator>
  </office:meta>
</office:document-meta>
</file>